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1pt" officeooo:rsid="001d0a89" officeooo:paragraph-rsid="001d0a89" style:font-size-asian="11pt" style:font-size-complex="11pt"/>
    </style:style>
    <style:style style:name="P4" style:family="paragraph" style:parent-style-name="Standard">
      <style:text-properties style:font-name="Liberation Serif" fo:font-size="11pt" officeooo:rsid="001d0a89" officeooo:paragraph-rsid="00be2dc1" style:font-size-asian="11pt" style:font-size-complex="11pt"/>
    </style:style>
    <style:style style:name="P5" style:family="paragraph" style:parent-style-name="Standard">
      <style:text-properties style:font-name="Liberation Serif" fo:font-size="11pt" officeooo:rsid="006bd729" officeooo:paragraph-rsid="00be2dc1" style:font-size-asian="11pt" style:font-size-complex="11pt"/>
    </style:style>
    <style:style style:name="P6" style:family="paragraph" style:parent-style-name="Standard">
      <style:text-properties style:font-name="Liberation Serif" fo:font-size="11pt" officeooo:rsid="0099cbae" officeooo:paragraph-rsid="00be2dc1" style:font-size-asian="11pt" style:font-size-complex="11pt"/>
    </style:style>
    <style:style style:name="P7" style:family="paragraph" style:parent-style-name="Standard">
      <style:text-properties style:font-name="Liberation Serif" fo:font-size="11pt" officeooo:rsid="00bfa467" officeooo:paragraph-rsid="00bfa467" style:font-size-asian="11pt" style:font-size-complex="11pt"/>
    </style:style>
    <style:style style:name="P8" style:family="paragraph" style:parent-style-name="Standard">
      <style:text-properties style:font-name="Liberation Serif" fo:font-size="11pt" officeooo:paragraph-rsid="00bfa467" style:font-size-asian="11pt" style:font-size-complex="11pt"/>
    </style:style>
    <style:style style:name="P9" style:family="paragraph" style:parent-style-name="Standard">
      <style:text-properties style:font-name="Liberation Serif" fo:font-size="12pt" officeooo:paragraph-rsid="00be2dc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bfa467" officeooo:paragraph-rsid="00bfa467" style:font-size-asian="12pt" style:font-size-complex="12pt"/>
    </style:style>
    <style:style style:name="P11" style:family="paragraph" style:parent-style-name="Standard">
      <style:text-properties style:font-name="Liberation Serif" fo:font-size="14pt" fo:font-weight="bold" officeooo:rsid="0060bca9" officeooo:paragraph-rsid="00be2dc1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font-weight="bold" officeooo:rsid="00d6a833" officeooo:paragraph-rsid="00be2dc1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2pt" officeooo:rsid="00bfa467" officeooo:paragraph-rsid="00bfa46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bfa467" officeooo:paragraph-rsid="00c28874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bfa467" officeooo:paragraph-rsid="00c66175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c38ee8" officeooo:paragraph-rsid="00c38ee8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c38ee8" officeooo:paragraph-rsid="00caefd6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c3e7c3" officeooo:paragraph-rsid="00c3e7c3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c4b52a" officeooo:paragraph-rsid="00c4b52a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c8f4da" officeooo:paragraph-rsid="00c8f4da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c91a64" officeooo:paragraph-rsid="00c91a64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c91a64" officeooo:paragraph-rsid="00caefd6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caefd6" officeooo:paragraph-rsid="00caefd6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cc0a4b" officeooo:paragraph-rsid="00cc0a4b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cd7300" officeooo:paragraph-rsid="00cd7300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cf2d17" officeooo:paragraph-rsid="00cf2d17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cf4c77" officeooo:paragraph-rsid="00cf4c77" style:font-size-asian="12pt" style:font-size-complex="12pt"/>
    </style:style>
    <style:style style:name="P28" style:family="paragraph" style:parent-style-name="Standard">
      <style:text-properties style:font-name="Liberation Serif" fo:font-size="12pt" fo:font-weight="bold" officeooo:rsid="00c8f4da" officeooo:paragraph-rsid="00c8f4da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23d1b24" officeooo:paragraph-rsid="00be2dc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fr" fo:country="FR" officeooo:rsid="00be2dc1"/>
    </style:style>
    <style:style style:name="T2" style:family="text">
      <style:text-properties fo:language="fr" fo:country="FR" officeooo:rsid="01f7aad8"/>
    </style:style>
    <style:style style:name="T3" style:family="text">
      <style:text-properties officeooo:rsid="00b34926"/>
    </style:style>
    <style:style style:name="T4" style:family="text">
      <style:text-properties officeooo:rsid="00b21bd4"/>
    </style:style>
    <style:style style:name="T5" style:family="text">
      <style:text-properties fo:color="#000000" loext:opacity="100%" fo:font-size="14pt" fo:language="fr" fo:country="FR" fo:font-style="normal" fo:font-weight="bold" officeooo:rsid="023d1b24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loext:opacity="100%" fo:language="fr" fo:country="FR" fo:font-style="normal" officeooo:rsid="023d1b24" style:font-style-asian="normal" style:font-style-complex="normal"/>
    </style:style>
    <style:style style:name="T7" style:family="text">
      <style:text-properties fo:font-size="14pt" fo:font-weight="bold" officeooo:rsid="001d0a89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d6a833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c28874" style:font-weight-asian="bold" style:font-weight-complex="bold"/>
    </style:style>
    <style:style style:name="T11" style:family="text">
      <style:text-properties officeooo:rsid="00c38ee8"/>
    </style:style>
    <style:style style:name="T12" style:family="text">
      <style:text-properties officeooo:rsid="00c4c80b"/>
    </style:style>
    <style:style style:name="T13" style:family="text">
      <style:text-properties officeooo:rsid="00c66175"/>
    </style:style>
    <style:style style:name="T14" style:family="text">
      <style:text-properties officeooo:rsid="00c7b6c2"/>
    </style:style>
    <style:style style:name="T15" style:family="text">
      <style:text-properties style:text-line-through-style="none" style:text-line-through-type="none" officeooo:rsid="00c7b6c2"/>
    </style:style>
    <style:style style:name="T16" style:family="text">
      <style:text-properties officeooo:rsid="00c91a64"/>
    </style:style>
    <style:style style:name="T17" style:family="text">
      <style:text-properties officeooo:rsid="00ca9970"/>
    </style:style>
    <style:style style:name="T18" style:family="text">
      <style:text-properties officeooo:rsid="00caef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I</text:span><text:span text:style-name="T8">- </text:span><text:span text:style-name="T5">Mode Interactif.</text:span></text:p>
      <text:p text:style-name="P10">1) Ouvrir l’interpréteur Python en ligne de commande</text:p>
      <text:p text:style-name="P10"/>
      <text:p text:style-name="P14"><text:span text:style-name="T9">2) </text:span><text:span text:style-name="T10">Arithmétique.</text:span></text:p>
      <text:p text:style-name="P14">Effectuer, avec l’interpréteur python , <text:s/>les opérations:</text:p>
      <text:p text:style-name="P10">- addition <text:span text:style-name="T11">( 3 + 2 </text:span><text:span text:style-name="T13">= 5</text:span><text:span text:style-name="T11">)</text:span></text:p>
      <text:p text:style-name="P10">- soustraction <text:span text:style-name="T11">( 2 - 6 </text:span><text:span text:style-name="T13">= -4</text:span><text:span text:style-name="T11">)</text:span></text:p>
      <text:p text:style-name="P10">- multiplication <text:span text:style-name="T11">( 5 * 3 </text:span><text:span text:style-name="T13">= 15</text:span><text:span text:style-name="T11"> )</text:span></text:p>
      <text:p text:style-name="P10">- <text:span text:style-name="T13">la </text:span>division <text:span text:style-name="T13">classique </text:span><text:s/><text:span text:style-name="T11">( 7 / 2 </text:span><text:span text:style-name="T13">= 3.5)</text:span></text:p>
      <text:p text:style-name="P15">- <text:span text:style-name="T13">le quotient d’une division euclidienne : (7//2 = 3)</text:span></text:p>
      <text:p text:style-name="P15">- <text:span text:style-name="T13">le </text:span>reste d’une division euclidienne <text:s/><text:span text:style-name="T13">(</text:span><text:span text:style-name="T11">7%2 </text:span><text:span text:style-name="T13">= 1)</text:span></text:p>
      <text:p text:style-name="P15">- <text:span text:style-name="T14">Attention aux division euclidienne dont le diviseur est négatif </text:span><text:s/><text:span text:style-name="T14">(</text:span>-<text:span text:style-name="T14">7/2 = 4 et -7%2 = 1</text:span><text:span text:style-name="T15">)</text:span><text:span text:style-name="T14"> </text:span></text:p>
      <text:p text:style-name="P10">- puissance <text:span text:style-name="T11">( 2**3 </text:span><text:span text:style-name="T13">= 8</text:span><text:span text:style-name="T11">)</text:span></text:p>
      <text:p text:style-name="P10"/>
      <text:p text:style-name="P10"/>
      <text:p text:style-name="P16">Erreurs :</text:p>
      <text:p text:style-name="P16">1 +* 3 : <text:s/>SyntaxError: invalid syntax</text:p>
      <text:p text:style-name="P18">1/(5-5) : ZeroDivisionError: division by zero</text:p>
      <text:p text:style-name="P19">1,<text:span text:style-name="T12">3</text:span> + 2,4 : (1, 5, 4) : Le virgule est un séparateur, il faut utiliser le point</text:p>
      <text:p text:style-name="P19">1.<text:span text:style-name="T12">3</text:span> + 2.4 : <text:span text:style-name="T12">3.7</text:span></text:p>
      <text:p text:style-name="P19"/>
      <text:p text:style-name="P28">3) Variables</text:p>
      <text:p text:style-name="P20"><text:s/><text:span text:style-name="T16">a = 1 + 2</text:span></text:p>
      <text:p text:style-name="P21"><text:s/>a <text:span text:style-name="T17">+ a**2 </text:span><text:s/>= <text:span text:style-name="T17">12</text:span></text:p>
      <text:p text:style-name="P23">cube = a * a * a</text:p>
      <text:p text:style-name="P22"/>
      <text:p text:style-name="P27">c = 1</text:p>
      <text:p text:style-name="P27">c = c +2 = 3</text:p>
      <text:p text:style-name="P27"><text:s text:c="2"/></text:p>
      <text:p text:style-name="P27"/>
      <text:p text:style-name="P17">Erreurs :</text:p>
      <text:p text:style-name="P17"><text:span text:style-name="T18">2a = 10</text:span> : SyntaxError: invalid syntax </text:p>
      <text:p text:style-name="P24">def = 3  : <text:span text:style-name="T11">SyntaxError: invalid syntax</text:span></text:p>
      <text:p text:style-name="P25">b +1 <text:tab/> : <text:s/>NameError: name 'b' is not defined</text:p>
      <text:p text:style-name="P26">1 = 2  <text:s text:c="3"/>: SyntaxError: cannot assign to literal </text:p>
      <text:p text:style-name="P20"/>
      <text:p text:style-name="P19"/>
      <text:p text:style-name="P10"/>
      <text:p text:style-name="P9"/>
      <text:p text:style-name="P9"/>
      <text:p text:style-name="P9"/>
      <text:p text:style-name="P9"/>
      <text:p text:style-name="P11"><text:span text:style-name="T4">II-</text:span><text:span text:style-name="T6">Mode Programme</text:span></text:p>
      <text:p text:style-name="P29">U</text:p>
      <text:p text:style-name="P29"/>
      <text:p text:style-name="P29"/>
      <text:p text:style-name="P29"/>
      <text:p text:style-name="P29"/>
      <text:p text:style-name="P4"/>
      <text:p text:style-name="P3"/>
      <text:p text:style-name="P12">I<text:span text:style-name="T4">I</text:span>I- <text:span text:style-name="T6">Bibliothèque Turtle</text:span></text:p>
      <text:p text:style-name="P29"/>
      <text:p text:style-name="P7"><text:soft-page-break/></text:p>
      <text:p text:style-name="P7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fo:language="fr" fo:country="FR" officeooo:rsid="00be2dc1"/>
    </style:style>
    <style:style style:name="MT2" style:family="text">
      <style:text-properties fo:language="fr" fo:country="FR" officeooo:rsid="01f7aad8"/>
    </style:style>
    <style:style style:name="MT3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ython:</text:span><text:span text:style-name="MT2">Arithmétique, variables et instructions</text:span><text:tab/> <text:s text:c="2"/><text:span text:style-name="MT3">Page : </text:span><text:span text:style-name="MT3"><text:page-number text:select-page="current">2</text:page-number></text:span><text:span text:style-name="MT3">/ </text:span><text:span text:style-name="MT3"><text:page-count>2</text:page-count></text:span><text:span text:style-name="MT3"><text:s/></text:span></text:p>
      </style:header>
      <style:footer>
        <text:p text:style-name="MP2">Page :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2T10:05:10.259663960</dc:date>
    <meta:editing-duration>PT14H45M34S</meta:editing-duration>
    <meta:editing-cycles>158</meta:editing-cycles>
    <meta:document-statistic meta:table-count="0" meta:image-count="0" meta:object-count="0" meta:page-count="2" meta:paragraph-count="34" meta:word-count="216" meta:character-count="1032" meta:non-whitespace-character-count="824"/>
  </office:meta>
</office:document-meta>
</file>